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1" svg:font-family="'Liberation Serif'"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1.251cm" fo:margin-right="0cm" fo:text-indent="0cm" style:auto-text-indent="false"/>
    </style:style>
    <style:style style:name="P2" style:family="paragraph" style:parent-style-name="Text_20_body">
      <style:paragraph-properties fo:margin-left="1.251cm" fo:margin-right="0cm" fo:text-indent="0cm" style:auto-text-indent="false"/>
      <style:text-properties officeooo:rsid="001cbb19" officeooo:paragraph-rsid="001cbb19"/>
    </style:style>
    <style:style style:name="T1" style:family="text">
      <style:text-properties fo:font-style="italic" style:font-style-asian="italic" style:font-style-complex="italic"/>
    </style:style>
    <style:style style:name="T2" style:family="text">
      <style:text-properties fo:font-style="italic" officeooo:rsid="001e9690"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e9690"/>
    </style:style>
    <style:style style:name="T5" style:family="text">
      <style:text-properties officeooo:rsid="00216363"/>
    </style:style>
    <style:style style:name="T6" style:family="text">
      <style:text-properties style:font-name="sans-serif" fo:font-size="13.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URHONE Coralie</text:p>
      <text:p text:style-name="Standard">EYMOND LARITAZ Cyprien</text:p>
      <text:p text:style-name="Standard">MOULAYAT Yacine</text:p>
      <text:p text:style-name="Standard">VILLALTA Adrien</text:p>
      <text:p text:style-name="Title">Projet logiciel</text:p>
      <text:p text:style-name="Subtitle">Simulateur ARM</text:p>
      <text:h text:style-name="Heading_20_1" text:outline-level="1">Structure du code</text:h>
      <text:h text:style-name="Heading_20_2" text:outline-level="2">arm_data_processing</text:h>
      <text:p text:style-name="P1"><text:span text:style-name="T4">Le décodage se fait en deux étapes, la première consiste à récupérer les champs fixes pour tout type d'instruction, à savoir l'</text:span><text:span text:style-name="T2">opcode</text:span><text:span text:style-name="T4">, </text:span><text:span text:style-name="T2">rn</text:span><text:span text:style-name="T4">, </text:span><text:span text:style-name="T2">rd</text:span><text:span text:style-name="T4">, </text:span><text:span text:style-name="T2">shift</text:span><text:span text:style-name="T4">, </text:span><text:span text:style-name="T2">rm</text:span><text:span text:style-name="T4"> et </text:span><text:span text:style-name="T2">S</text:span><text:span text:style-name="T4">. Ensuite nous faisons un traitement différent pour déterminer le </text:span><text:span text:style-name="T2">shifter_operand</text:span><text:span text:style-name="T4"> selon la valeur du bit 4 de l'instruction. Dans chacun des deux cas, nous calculons le </text:span><text:span text:style-name="T2">shifter_operand</text:span><text:span text:style-name="T4"> grâce aux variables précédemment initialisées et nous retournons à un traitement commun où nous appelons la fonction d'instruction correspondant à l'opcode, puis selon le bit </text:span><text:span text:style-name="T2">S</text:span><text:span text:style-name="T4">, nous mettons à jour les flags contenus dans </text:span><text:span text:style-name="T2">cpsr</text:span><text:span text:style-name="T4"> puis écrivons le résultat de l'opération dans le registre </text:span><text:span text:style-name="T2">rd</text:span><text:span text:style-name="T4">.</text:span></text:p>
      <text:p text:style-name="P2">Les instructions sont déclarées et réalisées avec la signature <text:span text:style-name="T1">uint32_t instr(arm_core, uint32_t rn, uint32_t shifter_operand, int S)</text:span><text:span text:style-name="T3">. Elles sont stockées dans un tableau de fonctions dans l'ordre des opcodes de l'instruction, de sorte à ce que </text:span><text:span text:style-name="T1">instructions[x]</text:span><text:span text:style-name="T3"> soit l'adresse de la fonction qui reproduit le comportement de l'instruction d'opcode égal à </text:span><text:span text:style-name="T1">x</text:span><text:span text:style-name="T3"> (soit pour l'instruction </text:span><text:span text:style-name="T1">ADC</text:span><text:span text:style-name="T3">, d'opcode </text:span><text:span text:style-name="T1">0b0101</text:span><text:span text:style-name="T3">, elle sera à l'index 5 du tableau). Cette structure nous permet de gagner du temps et des lignes dans le programme, car on peut simplement récupérer l'opcode de l'instruction et d'appeler la fonction dont l'index est l'opcode dans le tableau de fonctions.</text:span></text:p>
      <text:h text:style-name="Heading_20_2" text:outline-level="2">arm_branch_other</text:h>
      <text:h text:style-name="Heading_20_2" text:outline-level="2">arm_load_store</text:h>
      <text:h text:style-name="Heading_20_2" text:outline-level="2">arm_instruction</text:h>
      <text:h text:style-name="Heading_20_1" text:outline-level="1">Fonctionnalités</text:h>
      <text:h text:style-name="Heading_20_1" text:outline-level="1">Bugs connus non résolus</text:h>
      <text:h text:style-name="Heading_20_1" text:outline-level="1">Tests effectués</text:h>
      <text:h text:style-name="Heading_20_1" text:outline-level="1">Progression et répartition du travail</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1" svg:font-family="'Liberation Serif'"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writing-mode="page"/>
      <style:text-properties style:use-window-font-color="true" style:font-name="Liberation Serif1" fo:font-family="'Liberation Serif'"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336699" style:font-name="Liberation Serif1" fo:font-family="'Liberation Serif'" style:font-style-name="Bold"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yprien Laritaz</meta:initial-creator>
    <meta:creation-date>2018-01-11T10:20:07.232910155</meta:creation-date>
    <dc:date>2018-01-11T10:51:47.971214747</dc:date>
    <dc:creator>Cyprien Laritaz</dc:creator>
    <meta:editing-duration>PT31M39S</meta:editing-duration>
    <meta:editing-cycles>7</meta:editing-cycles>
    <meta:generator>LibreOffice/5.2.7.2$Linux_X86_64 LibreOffice_project/20m0$Build-2</meta:generator>
    <meta:document-statistic meta:table-count="0" meta:image-count="0" meta:object-count="0" meta:page-count="1" meta:paragraph-count="17" meta:word-count="241" meta:character-count="1589" meta:non-whitespace-character-count="1365"/>
  </office:meta>
</office:document-meta>
</file>